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FBX1200" svg:font-family="SFBX1200" style:font-family-generic="roman" style:font-pitch="variable"/>
    <style:font-face style:name="SFRM1095" svg:font-family="SFRM1095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8e56" officeooo:paragraph-rsid="00058e56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6489b"/>
    </style:style>
    <style:style style:name="P4" style:family="paragraph" style:parent-style-name="Standard">
      <style:paragraph-properties fo:text-align="start" style:justify-single-word="false"/>
      <style:text-properties officeooo:paragraph-rsid="00058e56"/>
    </style:style>
    <style:style style:name="P5" style:family="paragraph" style:parent-style-name="Standard">
      <style:paragraph-properties fo:text-align="start" style:justify-single-word="false"/>
      <style:text-properties officeooo:rsid="0005bca3" officeooo:paragraph-rsid="0005bca3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58e56" officeooo:paragraph-rsid="00058e56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5bca3"/>
    </style:style>
    <style:style style:name="P9" style:family="paragraph" style:parent-style-name="Standard">
      <style:paragraph-properties fo:text-align="start" style:justify-single-word="false"/>
      <style:text-properties officeooo:rsid="0006489b" officeooo:paragraph-rsid="0006489b"/>
    </style:style>
    <style:style style:name="T1" style:family="text">
      <style:text-properties style:font-name="SFBX1200" fo:font-size="12pt" style:font-size-asian="12pt"/>
    </style:style>
    <style:style style:name="T2" style:family="text">
      <style:text-properties style:font-name="SFRM1095" fo:font-size="11pt" style:font-size-asian="11pt"/>
    </style:style>
    <style:style style:name="T3" style:family="text">
      <style:text-properties style:font-name="SFRM1095" fo:font-size="11pt" officeooo:rsid="00058e56" style:font-size-asian="11pt"/>
    </style:style>
    <style:style style:name="T4" style:family="text">
      <style:text-properties style:font-name="SFRM1095" fo:font-size="11pt" officeooo:rsid="0006489b" style:font-size-asian="11pt"/>
    </style:style>
    <style:style style:name="T5" style:family="text">
      <style:text-properties style:font-name="SFRM1095" fo:font-size="11pt" officeooo:rsid="0005bca3" style:font-size-asian="11pt"/>
    </style:style>
    <style:style style:name="T6" style:family="text">
      <style:text-properties style:font-name="SFBX1200" fo:font-size="10pt" style:font-size-asian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Rédaction du rapport</text:span></text:p>
      <text:p text:style-name="P2" loext:marker-style-name="T2"><text:span text:style-name="T2"/></text:p>
      <text:p text:style-name="P2" loext:marker-style-name="T2"><text:span text:style-name="T3">1) </text:span><text:span text:style-name="T2">Introduction : présentation brève du sport / de l’événement</text:span></text:p>
      <text:p text:style-name="P2" loext:marker-style-name="T2"><text:span text:style-name="T2"/></text:p>
      <text:p text:style-name="P2" loext:marker-style-name="T2"><text:span text:style-name="T2"/></text:p>
      <text:p text:style-name="P2" loext:marker-style-name="T2"><text:span text:style-name="T2"/></text:p>
      <text:p text:style-name="P2" loext:marker-style-name="T2"><text:span text:style-name="T3">2) </text:span><text:span text:style-name="T2">Présentation du jeu de données.</text:span></text:p>
      <text:p text:style-name="P2" loext:marker-style-name="T2"><text:span text:style-name="T2"/></text:p>
      <text:p text:style-name="P2" loext:marker-style-name="T2"><text:span text:style-name="T2"/></text:p>
      <text:p text:style-name="P3" loext:marker-style-name="T2"><text:span text:style-name="T4">3) </text:span><text:span text:style-name="T2">organis</text:span><text:span text:style-name="T4">ation du</text:span><text:span text:style-name="T2"> code en différents modules</text:span></text:p>
      <text:p text:style-name="P2" loext:marker-style-name="T2"><text:span text:style-name="T2"/></text:p>
      <text:p text:style-name="P2" loext:marker-style-name="T2"><text:span text:style-name="T2"/></text:p>
      <text:p text:style-name="P2" loext:marker-style-name="T2"><text:span text:style-name="T4">4)</text:span><text:span text:style-name="T3"> </text:span><text:span text:style-name="T2">Présentation des questions posées, des réponses apportées et des méthodes utilisées pour obtenir ces</text:span></text:p>
      <text:p text:style-name="P2" loext:marker-style-name="T2"><text:span text:style-name="T2">réponses</text:span></text:p>
      <text:p text:style-name="P1" loext:marker-style-name="T2"><text:span text:style-name="T2">a) Questions imposées et réponses</text:span></text:p>
      <text:p text:style-name="P4" loext:marker-style-name="T2"><text:span text:style-name="T3">b) Questions sélectionnées et réponses</text:span></text:p>
      <text:p text:style-name="P4" loext:marker-style-name="T2"><text:span text:style-name="T3"/></text:p>
      <text:p text:style-name="P2" loext:marker-style-name="T2"><text:span text:style-name="T4">5</text:span><text:span text:style-name="T3">) </text:span><text:span text:style-name="T5">Problématique</text:span></text:p>
      <text:p text:style-name="P5" loext:marker-style-name="T2"><text:span text:style-name="T2">a) Énoncé de la problématique</text:span></text:p>
      <text:list text:style-name="L1">
        <text:list-item>
          <text:p text:style-name="P6" loext:marker-style-name="T2"><text:span text:style-name="T5">é</text:span><text:span text:style-name="T2">noncé de la problématique</text:span></text:p>
        </text:list-item>
        <text:list-item>
          <text:p text:style-name="P6" loext:marker-style-name="T2"><text:span text:style-name="T2">définir la problématique à laquelle vous essayez de répondre</text:span></text:p>
        </text:list-item>
      </text:list>
      <text:p text:style-name="P5" loext:marker-style-name="T2"><text:span text:style-name="T2">b) les variables</text:span></text:p>
      <text:list text:continue-numbering="true" text:style-name="L1">
        <text:list-item>
          <text:p text:style-name="P7" loext:marker-style-name="T2"><text:span text:style-name="T2">présenter les variables </text:span><text:span text:style-name="T3">sélectionnées</text:span></text:p>
        </text:list-item>
        <text:list-item>
          <text:p text:style-name="P7" loext:marker-style-name="T2"><text:span text:style-name="T3">les variables créées en justifiant leur pertinence</text:span></text:p>
        </text:list-item>
        <text:list-item>
          <text:p text:style-name="P7" loext:marker-style-name="T2"><text:span text:style-name="T3">la manière dont vous avez créé ces </text:span><text:span text:style-name="T2">variables</text:span></text:p>
        </text:list-item>
      </text:list>
      <text:p text:style-name="P5" loext:marker-style-name="T2"><text:span text:style-name="T2">c) Algorithme</text:span></text:p>
      <text:list text:continue-numbering="true" text:style-name="L1">
        <text:list-item>
          <text:p text:style-name="P8" loext:marker-style-name="T2"><text:span text:style-name="T5">m</text:span><text:span text:style-name="T3">éthode utilisée (classification)</text:span></text:p>
        </text:list-item>
        <text:list-item>
          <text:p text:style-name="P8" loext:marker-style-name="T2"><text:span text:style-name="T2">brève présentation de l’algorithme pour montrer </text:span><text:span text:style-name="T5">son fonctionnement et sa pertinence</text:span></text:p>
        </text:list-item>
      </text:list>
      <text:p text:style-name="P5" loext:marker-style-name="T2"><text:span text:style-name="T2">d) Résultats</text:span></text:p>
      <text:list text:continue-numbering="true" text:style-name="L1">
        <text:list-item>
          <text:p text:style-name="P7" loext:marker-style-name="T2"><text:span text:style-name="T5">présentation des résultats obtenus.</text:span></text:p>
        </text:list-item>
      </text:list>
      <text:p text:style-name="P2" loext:marker-style-name="T6"><text:span text:style-name="T2"/></text:p>
      <text:p text:style-name="P2" loext:marker-style-name="T6"><text:span text:style-name="T4">6</text:span><text:span text:style-name="T5">)</text:span><text:span text:style-name="T2"> Conclusion</text:span></text:p>
      <text:p text:style-name="P2" loext:marker-style-name="T6"><text:span text:style-name="T2"/></text:p>
      <text:p text:style-name="P9" loext:marker-style-name="T6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FBX1200" svg:font-family="SFBX1200" style:font-family-generic="roman" style:font-pitch="variable"/>
    <style:font-face style:name="SFRM1095" svg:font-family="SFRM1095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30T11:39:16.364000000</meta:creation-date>
    <dc:date>2025-04-30T12:05:57.885000000</dc:date>
    <meta:editing-duration>PT26M40S</meta:editing-duration>
    <meta:editing-cycles>5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22" meta:word-count="126" meta:character-count="818" meta:non-whitespace-character-count="722"/>
  </office:meta>
</office:document-meta>
</file>